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ssimisticLockingFailureException.PessimisticLocking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ssimisticLockingFailureException.PessimisticLocking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